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6.png" xlink:type="simple" xlink:show="embed" xlink:actuate="onLoad"/></draw:frame></text:p>
          </table:table-cell>
          <table:table-cell table:style-name="Table1.B1" office:value-type="string">
            <text:h text:style-name="P6" text:outline-level="1">Минимум по всем элементам вектор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3">C</text:span><text:span text:style-name="T6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9">Блок </text:span><text:span text:style-name="T10">производит поэлементное вычисление минимального или максимального из элементов входного вектора </text:span><text:span text:style-name="T4">(</text:span><text:span text:style-name="T7">входных векторов)</text:span><text:span text:style-name="T10">:</text:span></text:p>
            <text:p text:style-name="P5"><text:span text:style-name="T10"><draw:frame draw:style-name="fr3" draw:name="Объект1" text:anchor-type="as-char" svg:width="5.838cm" svg:height="0.6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0">или </text:span><text:span text:style-name="T10"><draw:frame draw:style-name="fr3" draw:name="Object1" text:anchor-type="as-char" svg:width="5.934cm" svg:height="0.68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,</text:span></text:p>
            <text:p text:style-name="P4"><text:span text:style-name="T7">г</text:span><text:span text:style-name="T10">де </text:span><text:span text:style-name="T5">i</text:span><text:span text:style-name="T4"> </text:span><text:span text:style-name="T10">– </text:span><text:span text:style-name="T7">номер </text:span><text:span text:style-name="T10">элемента векторов,</text:span><text:span text:style-name="T10"><draw:frame draw:style-name="fr3" draw:name="Объект3" text:anchor-type="as-char" svg:width="1.469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0">– элементы всех входных векторов, </text:span><text:span text:style-name="T5">y(t)</text:span><text:span text:style-name="T4"> </text:span><text:span text:style-name="T10">– выходной сигнал, </text:span><text:span text:style-name="T2">скаляр</text:span><text:span text:style-name="T10">.</text:span></text:p>
            <text:p text:style-name="P4"><text:span text:style-name="T8">Свойства</text:span>:</text:p>
            <text:list xml:id="list8682366659825661974" text:style-name="L1">
              <text:list-item>
                <text:p text:style-name="P8">Количество портов – количество портов блока;</text:p>
              </text:list-item>
              <text:list-item>
                <text:p text:style-name="P8">Тип операции – тип операции: минимум или максимум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е входные сигналы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сем элементам вектора</dc:title>
    <dc:date>2014-12-09T12:57:20.41</dc:date>
    <meta:generator>OpenOffice/4.1.1$Win32 OpenOffice.org_project/411m6$Build-9775</meta:generator>
    <meta:editing-duration>PT2H9M38S</meta:editing-duration>
    <meta:editing-cycles>71</meta:editing-cycles>
    <meta:document-statistic meta:table-count="1" meta:image-count="2" meta:object-count="3" meta:page-count="1" meta:paragraph-count="13" meta:word-count="80" meta:character-count="56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[" close="]">
        <mrow>
          <msub>
            <mi>x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x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in left [ x_{1,i}(t), x_{2,i}(t), ... right ]</annotation>
  </semantics>
</math>
</file>

<file path=Object 3/content.xml><?xml version="1.0" encoding="utf-8"?>
<math xmlns="http://www.w3.org/1998/Math/MathML">
  <semantics>
    <mrow>
      <msub>
        <mi>x</mi>
        <mrow>
          <mi>j</mi>
          <mi>,</mi>
          <mi>i</mi>
        </mrow>
      </msub>
      <mrow>
        <mo stretchy="false">(</mo>
        <mrow>
          <mi>t</mi>
        </mrow>
        <mo stretchy="false">)</mo>
      </mrow>
    </mrow>
    <annotation encoding="StarMath 5.0">x_{j,i}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[" close="]">
        <mrow>
          <msub>
            <mi>x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x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ax left [ x_{1,i}(t), x_{2,i}(t), ... right ]</annotation>
  </semantics>
</math>
</file>